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del.get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sue2065.get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sue2065.test_for_issu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Issue2065.EnumClass( int 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sue2065.test_for_issue_0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sue2065.test_for_issue_0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sue2065.test_for_issue_01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odel.Mod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Model.setCode( EnumClass 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sue2065.setCode( int 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